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1" svg:font-family="Tahoma"/>
    <style:font-face style:name="Times New Roman1" svg:font-family="'Times New Roman'" style:font-family-generic="roman"/>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7854in" fo:margin-left="0in" fo:margin-right="0in" table:align="margins" style:may-break-between-rows="false"/>
    </style:style>
    <style:style style:name="Table1.A" style:family="table-column">
      <style:table-column-properties style:column-width="1.3569in" style:rel-column-width="13107*"/>
    </style:style>
    <style:style style:name="Table1.B" style:family="table-column">
      <style:table-column-properties style:column-width="5.4285in" style:rel-column-width="52428*"/>
    </style:style>
    <style:style style:name="Table1.A1" style:family="table-cell">
      <style:table-cell-properties fo:padding="0.0194in" fo:border="none"/>
    </style:style>
    <style:style style:name="Table2" style:family="table">
      <style:table-properties style:width="6.7854in" fo:margin-left="0in" fo:margin-right="0in" table:align="margins" style:may-break-between-rows="false"/>
    </style:style>
    <style:style style:name="Table2.A" style:family="table-column">
      <style:table-column-properties style:column-width="1.3569in" style:rel-column-width="13107*"/>
    </style:style>
    <style:style style:name="Table2.B" style:family="table-column">
      <style:table-column-properties style:column-width="5.4285in" style:rel-column-width="52428*"/>
    </style:style>
    <style:style style:name="Table2.A1" style:family="table-cell">
      <style:table-cell-properties fo:padding="0.0194in" fo:border="none"/>
    </style:style>
    <style:style style:name="Table3" style:family="table">
      <style:table-properties style:width="6.7854in" fo:margin-left="0in" fo:margin-right="0in" table:align="margins" style:may-break-between-rows="false"/>
    </style:style>
    <style:style style:name="Table3.A" style:family="table-column">
      <style:table-column-properties style:column-width="1.3569in" style:rel-column-width="13107*"/>
    </style:style>
    <style:style style:name="Table3.B" style:family="table-column">
      <style:table-column-properties style:column-width="5.4285in" style:rel-column-width="52428*"/>
    </style:style>
    <style:style style:name="Table3.A1" style:family="table-cell">
      <style:table-cell-properties fo:padding="0.0194in" fo:border="none"/>
    </style:style>
    <style:style style:name="P1" style:family="paragraph" style:parent-style-name="Footer">
      <style:paragraph-properties fo:text-align="center" style:justify-single-word="false"/>
      <style:text-properties style:font-name="Arial"/>
    </style:style>
    <style:style style:name="P2" style:family="paragraph" style:parent-style-name="Table_20_Contents">
      <style:paragraph-properties fo:margin-left="0in" fo:margin-right="0in" fo:margin-top="0.1201in" fo:margin-bottom="0in" fo:line-height="100%" fo:text-indent="0in" style:auto-text-indent="false"/>
    </style:style>
    <style:style style:name="P3" style:family="paragraph" style:parent-style-name="Table_20_Contents">
      <style:paragraph-properties fo:margin-left="0in" fo:margin-right="0in" fo:margin-top="0.1201in" fo:margin-bottom="0in" fo:line-height="100%" fo:text-indent="0in" style:auto-text-indent="false">
        <style:tab-stops>
          <style:tab-stop style:position="0.6563in"/>
        </style:tab-stops>
      </style:paragraph-properties>
    </style:style>
    <style:style style:name="P4" style:family="paragraph" style:parent-style-name="Table_20_Contents">
      <style:paragraph-properties fo:margin-left="0in" fo:margin-right="0in" fo:margin-top="0.1201in" fo:margin-bottom="0in" fo:line-height="100%" fo:text-indent="0in" style:auto-text-indent="false">
        <style:tab-stops>
          <style:tab-stop style:position="0.6563in"/>
        </style:tab-stops>
      </style:paragraph-properties>
      <style:text-properties style:font-name="Courier"/>
    </style:style>
    <style:style style:name="P5" style:family="paragraph" style:parent-style-name="Text_20_body">
      <style:paragraph-properties fo:margin-left="0in" fo:margin-right="0in" fo:margin-top="0.1201in" fo:margin-bottom="0in" fo:line-height="150%" fo:text-align="justify" style:justify-single-word="false" fo:text-indent="0in" style:auto-text-indent="false"/>
    </style:style>
    <style:style style:name="P6" style:family="paragraph" style:parent-style-name="Text_20_body">
      <style:paragraph-properties fo:margin-left="0in" fo:margin-right="0in" fo:margin-top="0.1201in" fo:margin-bottom="0in" fo:line-height="150%" fo:text-align="justify" style:justify-single-word="false" fo:text-indent="0in" style:auto-text-indent="false"/>
      <style:text-properties style:font-name="Times New Roman" style:font-name-asian="Arial Unicode MS" style:font-name-complex="Tahoma"/>
    </style:style>
    <style:style style:name="P7" style:family="paragraph" style:parent-style-name="Standard">
      <style:paragraph-properties fo:margin-left="0in" fo:margin-right="0in" fo:margin-top="0.1201in" fo:margin-bottom="0in" fo:line-height="150%" fo:text-align="justify" style:justify-single-word="false" fo:text-indent="0in" style:auto-text-indent="false" style:shadow="none">
        <style:tab-stops/>
      </style:paragraph-properties>
    </style:style>
    <style:style style:name="P8" style:family="paragraph" style:parent-style-name="Standard">
      <style:paragraph-properties fo:margin-left="0in" fo:margin-right="0in" fo:text-align="center" style:justify-single-word="false" fo:text-indent="0in" style:auto-text-indent="false"/>
      <style:text-properties style:font-name="Times New Roman" fo:font-size="26pt" style:font-size-asian="26pt" style:font-size-complex="26pt"/>
    </style:style>
    <style:style style:name="P9" style:family="paragraph" style:parent-style-name="Standard">
      <style:paragraph-properties fo:margin-top="0.1201in" fo:margin-bottom="0in" fo:line-height="150%"/>
    </style:style>
    <style:style style:name="P10" style:family="paragraph" style:parent-style-name="Standard">
      <style:paragraph-properties fo:margin-top="0.1201in" fo:margin-bottom="0in" fo:line-height="150%" fo:text-align="justify" style:justify-single-word="false"/>
    </style:style>
    <style:style style:name="P11" style:family="paragraph" style:parent-style-name="Standard">
      <style:paragraph-properties fo:margin-top="0.1201in" fo:margin-bottom="0in" fo:line-height="150%" fo:text-align="start" style:justify-single-word="false"/>
    </style:style>
    <style:style style:name="P12" style:family="paragraph" style:parent-style-name="Text_20_body">
      <style:paragraph-properties fo:margin-top="0.1201in" fo:margin-bottom="0in" fo:line-height="150%" fo:text-align="justify" style:justify-single-word="false"/>
      <style:text-properties style:font-name="Times New Roman" style:font-name-asian="Arial Unicode MS" style:font-name-complex="Tahoma"/>
    </style:style>
    <style:style style:name="P13" style:family="paragraph" style:parent-style-name="Text_20_body">
      <style:paragraph-properties fo:margin-top="0.1201in" fo:margin-bottom="0in" fo:line-height="150%" fo:text-align="justify" style:justify-single-word="false"/>
    </style:style>
    <style:style style:name="P14" style:family="paragraph" style:parent-style-name="Standard">
      <style:paragraph-properties fo:text-align="center" style:justify-single-word="false" fo:break-before="page"/>
    </style:style>
    <style:style style:name="P15" style:family="paragraph" style:parent-style-name="Standard">
      <style:paragraph-properties fo:text-align="center" style:justify-single-word="false"/>
      <style:text-properties style:font-name="Times New Roman" fo:font-size="32pt" fo:font-weight="bold" style:font-size-asian="32pt" style:font-weight-asian="bold" style:font-size-complex="32pt" style:font-weight-complex="bold"/>
    </style:style>
    <style:style style:name="P16" style:family="paragraph" style:parent-style-name="Standard">
      <style:paragraph-properties fo:text-align="center" style:justify-single-word="false"/>
      <style:text-properties style:font-name="Times New Roman" fo:font-size="26pt" style:font-size-asian="26pt" style:font-size-complex="26pt"/>
    </style:style>
    <style:style style:name="P17" style:family="paragraph" style:parent-style-name="Standard">
      <style:paragraph-properties fo:text-align="center" style:justify-single-word="false"/>
      <style:text-properties style:font-name="Times New Roman" fo:font-size="18pt" style:font-size-asian="18pt" style:font-size-complex="18pt"/>
    </style:style>
    <style:style style:name="P18" style:family="paragraph" style:parent-style-name="Standard">
      <style:paragraph-properties fo:line-height="100%"/>
      <style:text-properties style:font-name="Courier New1" fo:font-size="10pt" style:font-size-asian="10pt" style:font-size-complex="10pt"/>
    </style:style>
    <style:style style:name="P19" style:family="paragraph" style:parent-style-name="Heading_20_2a">
      <style:paragraph-properties>
        <style:tab-stops>
          <style:tab-stop style:position="7.2701in" style:type="right" style:leader-style="dotted" style:leader-text="."/>
        </style:tab-stops>
      </style:paragraph-properties>
    </style:style>
    <style:style style:name="P20" style:family="paragraph" style:parent-style-name="Contents_20_1">
      <style:paragraph-properties>
        <style:tab-stops>
          <style:tab-stop style:position="7.2701in" style:type="right" style:leader-style="dotted" style:leader-text="."/>
        </style:tab-stops>
      </style:paragraph-properties>
    </style:style>
    <style:style style:name="P21" style:family="paragraph" style:parent-style-name="Text_20_body">
      <style:paragraph-properties fo:line-height="150%" fo:text-align="justify" style:justify-single-word="false"/>
      <style:text-properties style:font-name="Times New Roman"/>
    </style:style>
    <style:style style:name="P22" style:family="paragraph" style:parent-style-name="Text_20_body">
      <style:paragraph-properties fo:line-height="150%" fo:text-align="justify" style:justify-single-word="false"/>
    </style:style>
    <style:style style:name="P23" style:family="paragraph" style:parent-style-name="Standard" style:master-page-name="">
      <style:paragraph-properties fo:margin-top="0in" fo:margin-bottom="0in" fo:line-height="100%" style:page-number="auto" fo:background-color="transparent" style:shadow="none">
        <style:background-image/>
      </style:paragraph-properties>
    </style:style>
    <style:style style:name="P24" style:family="paragraph" style:parent-style-name="Standard">
      <style:paragraph-properties fo:margin-top="0in" fo:margin-bottom="0in" fo:line-height="100%" fo:background-color="transparent" style:shadow="none">
        <style:background-image/>
      </style:paragraph-properties>
    </style:style>
    <style:style style:name="P25" style:family="paragraph" style:parent-style-name="Text_20_body">
      <style:paragraph-properties fo:margin-top="0in" fo:margin-bottom="0in" fo:line-height="150%" fo:text-align="justify" style:justify-single-word="false" fo:background-color="transparent" style:shadow="none">
        <style:background-image/>
      </style:paragraph-properties>
      <style:text-properties style:font-name="Times New Roman"/>
    </style:style>
    <style:style style:name="P26" style:family="paragraph" style:parent-style-name="Text_20_body">
      <style:paragraph-properties fo:margin-top="0in" fo:margin-bottom="0in" fo:line-height="150%" fo:text-align="start" style:justify-single-word="false" fo:background-color="transparent" style:shadow="none">
        <style:background-image/>
      </style:paragraph-properties>
      <style:text-properties style:font-name="Times New Roman"/>
    </style:style>
    <style:style style:name="P27" style:family="paragraph" style:parent-style-name="Standard" style:master-page-name="Standard">
      <style:paragraph-properties style:page-number="auto" fo:break-before="page"/>
    </style:style>
    <style:style style:name="P28" style:family="paragraph" style:parent-style-name="Standard">
      <style:paragraph-properties fo:line-height="100%"/>
      <style:text-properties style:font-name="Courier New1" fo:font-size="10pt" style:font-size-asian="10pt" style:font-size-complex="10pt"/>
    </style:style>
    <style:style style:name="P29" style:family="paragraph" style:parent-style-name="Heading_20_1">
      <style:paragraph-properties fo:line-height="150%" fo:text-align="justify" style:justify-single-word="false"/>
      <style:text-properties style:font-name="Times New Roman"/>
    </style:style>
    <style:style style:name="P30" style:family="paragraph" style:parent-style-name="Heading_20_1">
      <style:paragraph-properties fo:margin-top="0.1665in" fo:margin-bottom="0.0835in" fo:line-height="100%" fo:keep-with-next="always"/>
      <style:text-properties style:font-name="Courier New1" fo:font-size="10pt" style:font-name-asian="Arial Unicode MS" style:font-size-asian="10pt" style:font-name-complex="Tahoma" style:font-size-complex="10pt"/>
    </style:style>
    <style:style style:name="P31" style:family="paragraph" style:parent-style-name="Heading_20_1" style:master-page-name="">
      <style:paragraph-properties fo:margin-top="0.1201in" fo:margin-bottom="0in" fo:line-height="150%" fo:text-align="justify" style:justify-single-word="false" style:page-number="auto" fo:break-before="page"/>
      <style:text-properties style:font-name="Times New Roman" style:font-name-asian="Arial Unicode MS" style:font-name-complex="Tahoma"/>
    </style:style>
    <style:style style:name="P32" style:family="paragraph" style:parent-style-name="Heading_20_1">
      <style:paragraph-properties fo:margin-left="0in" fo:margin-right="0in" fo:margin-top="0.1201in" fo:margin-bottom="0in" fo:line-height="150%" fo:text-align="justify" style:justify-single-word="false" fo:text-indent="0in" style:auto-text-indent="false"/>
      <style:text-properties style:font-name="Times New Roman" style:font-name-asian="Arial Unicode MS" style:font-name-complex="Tahoma"/>
    </style:style>
    <style:style style:name="P33" style:family="paragraph" style:parent-style-name="Heading_20_2">
      <style:paragraph-properties fo:line-height="150%" fo:text-align="justify" style:justify-single-word="false"/>
      <style:text-properties style:font-name="Times New Roman"/>
    </style:style>
    <style:style style:name="P34" style:family="paragraph" style:parent-style-name="Heading_20_2">
      <style:paragraph-properties fo:margin-top="0.1201in" fo:margin-bottom="0in" fo:line-height="150%" fo:text-align="justify" style:justify-single-word="false"/>
      <style:text-properties style:font-name="Times New Roman" style:font-name-asian="Arial Unicode MS" style:font-name-complex="Tahoma"/>
    </style:style>
    <style:style style:name="T1" style:family="text">
      <style:text-properties style:font-name="Times New Roman"/>
    </style:style>
    <style:style style:name="T2" style:family="text">
      <style:text-properties style:font-name="Times New Roman" fo:font-size="12pt" fo:language="en" fo:country="GB" style:font-size-asian="12pt" style:font-size-complex="12pt"/>
    </style:style>
    <style:style style:name="T3" style:family="text">
      <style:text-properties style:font-name="Times New Roman" fo:font-size="12pt" fo:language="en" fo:country="GB" fo:font-weight="bold" style:font-name-asian="Arial Unicode MS" style:font-size-asian="12pt" style:font-weight-asian="bold" style:font-name-complex="Tahoma" style:font-size-complex="12pt" style:font-weight-complex="bold"/>
    </style:style>
    <style:style style:name="T4" style:family="text">
      <style:text-properties style:font-name="Times New Roman" fo:font-size="12pt" fo:language="en" fo:country="GB" fo:font-weight="normal" style:font-name-asian="Arial Unicode MS" style:font-size-asian="12pt" style:language-asian="en" style:country-asian="US" style:font-weight-asian="normal" style:font-name-complex="Tahoma" style:font-size-complex="12pt" style:font-weight-complex="normal"/>
    </style:style>
    <style:style style:name="T5" style:family="text">
      <style:text-properties style:font-name="Times New Roman" style:font-name-asian="Arial Unicode MS" style:font-name-complex="Tahoma"/>
    </style:style>
    <style:style style:name="T6" style:family="text">
      <style:text-properties style:font-name="Times New Roman" fo:font-style="italic" style:font-style-asian="italic" style:font-style-complex="italic"/>
    </style:style>
    <style:style style:name="T7" style:family="text">
      <style:text-properties style:font-name="Courier New1"/>
    </style:style>
    <style:style style:name="T8" style:family="text">
      <style:text-properties style:font-name="Courier New1" fo:font-size="12pt" fo:language="en" fo:country="GB" fo:font-weight="normal" style:font-name-asian="Arial Unicode MS" style:font-size-asian="12pt" style:font-weight-asian="normal" style:font-name-complex="Tahoma" style:font-size-complex="12pt" style:font-weight-complex="normal"/>
    </style:style>
    <style:style style:name="T9" style:family="text">
      <style:text-properties style:font-name="Courier New1" fo:font-size="12pt" fo:language="en" fo:country="GB" style:font-size-asian="12pt" style:font-size-complex="12pt"/>
    </style:style>
    <style:style style:name="T10" style:family="text">
      <style:text-properties style:font-name="Courier New1" fo:font-size="10pt" fo:language="en" fo:country="GB" style:font-size-asian="10pt" style:font-size-complex="10pt"/>
    </style:style>
    <style:style style:name="T11" style:family="text">
      <style:text-properties style:font-name="Courier New1" style:font-name-asian="Arial Unicode MS" style:font-name-complex="Tahoma"/>
    </style:style>
    <style:style style:name="T12" style:family="text">
      <style:text-properties style:font-name="Courier New1" style:text-underline-style="none" fo:font-weight="normal" style:font-weight-asian="normal" style:font-weight-complex="normal"/>
    </style:style>
    <style:style style:name="T13" style:family="text">
      <style:text-properties fo:font-size="18pt" style:font-size-asian="18pt" style:font-size-complex="18pt"/>
    </style:style>
    <style:style style:name="T14" style:family="text">
      <style:text-properties fo:font-size="12pt" fo:language="en" fo:country="GB" fo:font-weight="bold" style:font-size-asian="12pt" style:font-weight-asian="bold" style:font-size-complex="12pt" style:font-weight-complex="bold"/>
    </style:style>
    <style:style style:name="T15" style:family="text">
      <style:text-properties fo:font-size="12pt" fo:language="en" fo:country="GB" fo:font-weight="bold" style:font-name-asian="Arial Unicode MS" style:font-size-asian="12pt" style:font-weight-asian="bold" style:font-name-complex="Tahoma" style:font-size-complex="12pt" style:font-weight-complex="bold"/>
    </style:style>
    <style:style style:name="T16" style:family="text">
      <style:text-properties fo:font-size="12pt" fo:language="en" fo:country="GB" fo:font-weight="normal" style:font-size-asian="12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style:font-name="Times New Roman1"/>
    </style:style>
    <style:style style:name="T19" style:family="text">
      <style:text-properties style:text-position="super 58%" style:font-name="Times New Roman"/>
    </style:style>
    <style:style style:name="T20" style:family="text">
      <style:text-properties fo:font-weight="bold" style:font-weight-asian="bold" style:font-weight-complex="bold"/>
    </style:style>
    <style:style style:name="fr1" style:family="graphic" style:parent-style-name="Frame">
      <style:graphic-properties fo:margin-left="0.0791in" fo:margin-right="0.0791in" fo:margin-top="0.0799in" fo:margin-bottom="0.2in"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fr2" style:family="graphic" style:parent-style-name="Frame">
      <style:graphic-properties fo:margin-top="0.0799in" fo:margin-bottom="0.2in" style:wrap="none" style:vertical-pos="top" style:vertical-rel="paragraph-content" style:horizontal-pos="center" style:horizontal-rel="paragraph-content" fo:background-color="transparent" style:background-transparency="100%" fo:padding="0.0598in" fo:border="0.0008in solid #cccccc" style:shadow="none">
        <style:background-image/>
        <style:columns fo:column-count="1" fo:column-gap="0in"/>
      </style:graphic-properties>
    </style:style>
    <style:style style:name="fr3" style:family="graphic" style:parent-style-name="Frame">
      <style:graphic-properties fo:margin-left="0.0791in" fo:margin-right="0.0791in" fo:margin-top="0.0799in" fo:margin-bottom="0.2in" style:wrap="none" style:vertical-pos="from-top" style:vertical-rel="paragraph" style:horizontal-pos="from-left" style:horizontal-rel="paragraph" fo:background-color="#e6e6e6" style:background-transparency="50%" fo:padding="0.0591in" fo:border="0.0008in solid #cccccc" style:shadow="none">
        <style:background-image/>
        <style:columns fo:column-count="1" fo:column-gap="0in"/>
      </style:graphic-properties>
    </style:style>
    <style:style style:name="fr4" style:family="graphic" style:parent-style-name="Frame">
      <style:graphic-properties fo:margin-left="0.0791in" fo:margin-right="0.0791in" fo:margin-top="0.0799in" fo:margin-bottom="0.2in" style:protect="none"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fr5" style:family="graphic" style:parent-style-name="Frame">
      <style:graphic-properties fo:margin-left="0.0791in" fo:margin-right="0.0791in" fo:margin-top="0.0799in" fo:margin-bottom="0.2in" style:protect="position"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Fig"/>
        <text:variable-decl office:value-type="float" text:name="Tab"/>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Chunk"/>
        <text:sequence-decl text:display-outline-level="1" text:separation-character="." text:name="Figure"/>
      </text:sequence-decls>
      <text:p text:style-name="P27"/>
      <text:p text:style-name="Standard"/>
      <text:p text:style-name="Standard"/>
      <text:p text:style-name="Standard"/>
      <text:p text:style-name="P15">Stock Assessment Using Tuned VPA</text:p>
      <text:p text:style-name="P8"/>
      <text:p text:style-name="P16"/>
      <text:p text:style-name="P16"/>
      <text:p text:style-name="P16"/>
      <text:p text:style-name="P16"/>
      <text:p text:style-name="P16">Rob Scott </text:p>
      <text:p text:style-name="P16"><text:span text:style-name="T13">&lt;robert.scott@jrc.ec.europa.eu&gt;</text:span> </text:p>
      <text:p text:style-name="P16">&amp; </text:p>
      <text:p text:style-name="P16">Clara Ulrich </text:p>
      <text:p text:style-name="P17">&lt;clu@aqua.dtu.dk&gt;</text:p>
      <text:p text:style-name="P16"/>
      <text:p text:style-name="P16"/>
      <text:p text:style-name="P16"/>
      <text:p text:style-name="P16"/>
      <text:p text:style-name="P16"/>
      <text:p text:style-name="P16"/>
      <text:p text:style-name="P16"/>
      <text:p text:style-name="P16"/>
      <text:p text:style-name="P16"/>
      <text:p text:style-name="P16"><text:date style:data-style-name="N81" text:date-value="2011-09-15T15:20:33.99">15. September 2011</text:date></text:p>
      <text:p text:style-name="P1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Heading_20_2a">
            <text:index-entry-chapter/>
            <text:index-entry-text/>
            <text:index-entry-tab-stop style:type="right" style:leader-char="."/>
            <text:index-entry-page-number/>
          </text:table-of-content-entry-template>
          <text:table-of-content-entry-template text:outline-level="3" text:style-name="Heading_20_3a">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Heading_20_2a"/>
          </text:index-source-styles>
          <text:index-source-styles text:outline-level="3">
            <text:index-source-style text:style-name="Heading_20_3a"/>
          </text:index-source-styles>
        </text:table-of-content-source>
        <text:index-body>
          <text:index-title text:style-name="Sect2" text:name="Table of Contents1_Head">
            <text:p text:style-name="Contents_20_Heading">Table of Contents</text:p>
          </text:index-title>
          <text:p text:style-name="P20"><text:s/>1 Introduction<text:tab/>3</text:p>
          <text:p text:style-name="P20"><text:s/>2 Section <text:tab/>3</text:p>
          <text:p text:style-name="P19"><text:s/>2.1 <text:s/>subsection<text:tab/>3</text:p>
          <text:p text:style-name="P20"><text:s/>3 Final thoughs<text:tab/>4</text:p>
        </text:index-body>
      </text:table-of-content>
      <text:p text:style-name="Standard"/>
      <text:p text:style-name="Standard">&lt;&lt;styles, echo=FALSE&gt;&gt;=</text:p>
      <text:p text:style-name="P9">adjustImageSize(5.5, 3, scale=1.75)</text:p>
      <text:p text:style-name="Standard">@</text:p>
      <text:p text:style-name="Standard"/>
      <text:p text:style-name="P18"/>
      <text:h text:style-name="P30" text:outline-level="1" text:is-list-header="true"/>
      <text:h text:style-name="P31" text:outline-level="1">Introduction</text:h>
      <text:h text:style-name="P34" text:outline-level="2">What is VPA</text:h>
      <text:p text:style-name="P12">Virtual population analysis (VPA) is a modeling technique commonly used in fisheries science for reconstructing the historical population structure of a fish stock using information on the deaths of individuals in each time step. The time steps are typically, though not necessarily, annual and the deaths are usually partitioned into mortality due to fishing and natural mortality. In some instances natural mortality may be further partitioned into predation mortality and mortality from other causes, such as disease, senesence etc.</text:p>
      <text:p text:style-name="P12">VPA is the most commonly used term to refer to cohort reconstruction techniques used in fisheries. It is virtual in the sense that the population size is not observed or measured directly but is inferred or back-calculated to have been a certain size in the past. Several different software implementations of cohort reconstruction for fish populations exist including ADAPT which is often used in Canada and the USA and XSA and ICA which are commonly used in Europe. The back-calculations in these implementations work the same way but they differ in the statistical methods used for "tuning" to indices of population size.</text:p>
      <text:p text:style-name="P12">Tuning refers to the use of auxilliary information to determine the terminal fishing mortalities and population numbers. Most tuning approaches involve a regression of fishing mortality against fishing effort to estimate population abundance at age through an iterative convergence to some threshold criterion. <text:s/>Relatively simple techniques, the Laurec-Shepherd method (1983) for example, have been shown to work well with simulated data but there is little theoretical work to justify or validate these approaches (Quinn and Deriso 1999).</text:p>
      <text:p text:style-name="P12">A number of assessment methods are made available in <text:a xlink:type="simple" xlink:href="http://flr-project.org/"><text:span text:style-name="Default_20_Paragraph_20_Font"><text:span text:style-name="T14">FLR</text:span></text:span></text:a> as well as the basic VPA tools to enable you to develop your own assessment methods. In this tutorial we will cover the basic VPA tools, simple methods for tuning a VPA and finally show how to run <text:a xlink:type="simple" xlink:href="http://flr-project.org/"><text:span text:style-name="T20">FLXSA</text:span></text:a>. Seperable VPA and the implementation of ICA (Integrated Catch at age Analysis) are covered in a seperate tutorial.</text:p>
      <text:h text:style-name="P34" text:outline-level="2">Stock assessment methods within the FLR package structure</text:h>
      <text:p text:style-name="P12">The package <text:a xlink:type="simple" xlink:href="http://flr-project.org/"><text:span text:style-name="Default_20_Paragraph_20_Font"><text:span text:style-name="T14">FLAssess</text:span></text:span></text:a> contains the basic class for age-based stock assessment. It provides a standard class, <text:a xlink:type="simple" xlink:href="http://flr-project.org/"><text:span text:style-name="Default_20_Paragraph_20_Font"><text:span text:style-name="T14">FLAssess</text:span></text:span></text:a>, for data input, stock status estimation and diagnostic inspection. The <text:a xlink:type="simple" xlink:href="http://flr-project.org/"><text:span text:style-name="Default_20_Paragraph_20_Font"><text:span text:style-name="T14">FLAssess</text:span></text:span></text:a> package has a variety of uses. It can be applied within a stock assessment working group setting or, alternatively, as part of the management procedure in a formal Management Strategy Evaluation (MSE).</text:p>
      <text:p text:style-name="P13"><text:span text:style-name="Source_20_Text">FLAssess</text:span> provides a common interface for existing stock assessment methods (e.g. XSA, ICA, Adapt) allowing methods to be used interchangeably. It also includes various methods of general use such as setting <text:soft-page-break/>up a short-term forecast (<text:span text:style-name="Source_20_Text">stf</text:span>), running VPAs (<text:span text:style-name="Source_20_Text">vpa</text:span>, <text:span text:style-name="Source_20_Text">sepVPA</text:span> or <text:span text:style-name="Source_20_Text">cohortAnalysis</text:span>) and calculating F from catches. <text:span text:style-name="T18">There are several steps to be completed when conducting an assessment. This tutorial considers only the process of running the stock assessment model. Additional tutorials are available for reading your data into </text:span><text:a xlink:type="simple" xlink:href="http://flr-project.org/"><text:span text:style-name="Default_20_Paragraph_20_Font"><text:span text:style-name="T3">FLR</text:span></text:span></text:a><text:span text:style-name="T18">; analysing and checking your data prior to assessment fitting and for producing graphical output.</text:span></text:p>
      <text:h text:style-name="P32" text:outline-level="1" text:is-list-header="true"><text:span text:style-name="Default_20_Paragraph_20_Font"><text:span text:style-name="T16">We will start by loading the </text:span></text:span><text:a xlink:type="simple" xlink:href="http://flr-project.org/"><text:span text:style-name="Default_20_Paragraph_20_Font"><text:span text:style-name="T14">FLR</text:span></text:span></text:a><text:span text:style-name="Default_20_Paragraph_20_Font"><text:span text:style-name="T16"> libraries </text:span></text:span><text:a xlink:type="simple" xlink:href="http://flr-project.org/"><text:span text:style-name="Default_20_Paragraph_20_Font"><text:span text:style-name="T14">FLCore</text:span></text:span></text:a><text:span text:style-name="Default_20_Paragraph_20_Font"><text:span text:style-name="T16"> , </text:span></text:span><text:a xlink:type="simple" xlink:href="http://flr-project.org/"><text:span text:style-name="Default_20_Paragraph_20_Font"><text:span text:style-name="T14">FLAssess</text:span></text:span></text:a><text:span text:style-name="Default_20_Paragraph_20_Font"><text:span text:style-name="T16"> and </text:span></text:span><text:a xlink:type="simple" xlink:href="http://flr-project.org/"><text:span text:style-name="Default_20_Paragraph_20_Font"><text:span text:style-name="T17">FLXSA</text:span></text:span></text:a><text:span text:style-name="Default_20_Paragraph_20_Font"><text:span text:style-name="T14"> </text:span></text:span><text:span text:style-name="Default_20_Paragraph_20_Font"><text:span text:style-name="T16">and by importing the data sets for our North Sea Plaice stock and the fishery independent tuning indices that we will use for tuning the assessment. We will use these example data sets for all of the examples in this tutorial. </text:span></text:span></text:h>
      <text:p text:style-name="P7"><draw:frame draw:style-name="fr1" draw:name="Frame1" text:anchor-type="paragraph" svg:width="6.9063in" style:rel-width="95%" draw:z-index="1"><draw:text-box fo:min-height="0.2in"><text:p text:style-name="P23"><text:span text:style-name="Default_20_Paragraph_20_Font"><text:span text:style-name="T10">&lt;&lt;&gt;&gt;=</text:span></text:span></text:p><text:p text:style-name="P24"><text:span text:style-name="Default_20_Paragraph_20_Font"><text:span text:style-name="T10">library(FLCore)</text:span></text:span></text:p><text:p text:style-name="P24"><text:span text:style-name="Default_20_Paragraph_20_Font"><text:span text:style-name="T10">library(FLAssess)</text:span></text:span></text:p><text:p text:style-name="P24"><text:span text:style-name="Default_20_Paragraph_20_Font"><text:span text:style-name="T10">library(FLXSA)</text:span></text:span></text:p><text:p text:style-name="P24"><text:span text:style-name="Default_20_Paragraph_20_Font"><text:span text:style-name="T10"/></text:span></text:p><text:p text:style-name="P24"><text:span text:style-name="Default_20_Paragraph_20_Font"><text:span text:style-name="T10">## FLStock object</text:span></text:span></text:p><text:p text:style-name="P24"><text:span text:style-name="Default_20_Paragraph_20_Font"><text:span text:style-name="T10">data(ple4)</text:span></text:span></text:p><text:p text:style-name="P24"><text:span text:style-name="Default_20_Paragraph_20_Font"><text:span text:style-name="T10"/></text:span></text:p><text:p text:style-name="P24"><text:span text:style-name="Default_20_Paragraph_20_Font"><text:span text:style-name="T10">## FLIndices object</text:span></text:span></text:p><text:p text:style-name="P24"><text:span text:style-name="Default_20_Paragraph_20_Font"><text:span text:style-name="T10">data(ple4.indices)</text:span></text:span></text:p><text:p text:style-name="P24"><text:span text:style-name="Default_20_Paragraph_20_Font"><text:span text:style-name="T10">@</text:span></text:span></text:p></draw:text-box></draw:frame><text:span text:style-name="Default_20_Paragraph_20_Font"><text:span text:style-name="T2">Our North Sea Plaice </text:span></text:span><text:span text:style-name="Default_20_Paragraph_20_Font"><text:span text:style-name="T9">FLStock</text:span></text:span><text:span text:style-name="Default_20_Paragraph_20_Font"><text:span text:style-name="T2"> object already has values estimated for harvest and stock numbers. We should remove these first and replace them with NA.</text:span></text:span></text:p>
      <text:h text:style-name="P32" text:outline-level="1" text:is-list-header="true"><draw:frame draw:style-name="fr1" draw:name="Frame2" text:anchor-type="paragraph" svg:width="6.9063in" style:rel-width="95%" draw:z-index="2"><draw:text-box fo:min-height="0.2in"><text:p text:style-name="P23"><text:span text:style-name="Default_20_Paragraph_20_Font"><text:span text:style-name="T10">&lt;&lt;&gt;&gt;=</text:span></text:span></text:p><text:p text:style-name="P24"><text:span text:style-name="Default_20_Paragraph_20_Font"><text:span text:style-name="T10">harvest(ple4)[] &lt;- NA</text:span></text:span></text:p><text:p text:style-name="P24"><text:span text:style-name="Default_20_Paragraph_20_Font"><text:span text:style-name="T10">stock.n(ple4)[] &lt;- NA</text:span></text:span></text:p><text:p text:style-name="P24"><text:span text:style-name="Default_20_Paragraph_20_Font"><text:span text:style-name="T10">@</text:span></text:span></text:p></draw:text-box></draw:frame><text:span text:style-name="Default_20_Paragraph_20_Font"><text:span text:style-name="T4">We should note at this point that the example below should not be considered the definitive assessment for North Sea Plaice. We provide this example merely to show the procedure for conducting assessments using FLR.</text:span></text:span></text:h>
      <text:h text:style-name="P32" text:outline-level="1">The VPA method</text:h>
      <text:p text:style-name="P6">The <text:span text:style-name="T7">VPA</text:span> method implements Pope's Virtual Population Analysis (VPA). It is called with the command <text:span text:style-name="T7">VPA()</text:span> which returns an object of class <text:span text:style-name="T7">FLVPA</text:span> that is itself an extension of the <text:span text:style-name="T7">FLAssess</text:span> class. </text:p>
      <text:p text:style-name="P5"><text:span text:style-name="T5">The </text:span><text:span text:style-name="T11">VPA</text:span><text:span text:style-name="T5"> method estimates population numbers and fishing mortalities at age by back-calculating values down each cohort. To do this, the method requires initial values of harvest for the terminal age and terminal year in the </text:span><text:span text:style-name="T11">FLStock</text:span><text:span text:style-name="T5"> object. These terminal values must be specified by the user prior to running the VPA. The arguments to the </text:span><text:span text:style-name="T11">VPA</text:span><text:span text:style-name="T5"> method are the </text:span><text:span text:style-name="T11">FLStock</text:span><text:span text:style-name="T5"> object for which values are to be calculated and two </text:span><text:soft-page-break/><text:span text:style-name="T5">optional arguments, see table below.</text:span></text:p>
      <text:p text:style-name="P7"><draw:frame draw:style-name="fr2" draw:name="Frame29" text:anchor-type="paragraph" svg:width="6.9063in" style:rel-width="95%" draw:z-index="0"><draw:text-box fo:min-height="0.2in"><text:p text:style-name="P10"><text:span text:style-name="Default_20_Paragraph_20_Font"><text:span text:style-name="T8">VPA(stock,...)</text:span></text:span></text:p><table:table table:name="Table1" table:style-name="Table1"><table:table-column table:style-name="Table1.A"/><table:table-column table:style-name="Table1.B"/><table:table-row><table:table-cell table:style-name="Table1.A1" office:value-type="string"><text:p text:style-name="P3"><text:span text:style-name="Source_20_Text">stock</text:span></text:p></table:table-cell><table:table-cell table:style-name="Table1.A1" office:value-type="string"><text:p text:style-name="P2">An object of class FLStock.</text:p></table:table-cell></table:table-row><table:table-row><table:table-cell table:style-name="Table1.A1" office:value-type="string"><text:p text:style-name="P3"><text:span text:style-name="Source_20_Text">fratio</text:span></text:p></table:table-cell><table:table-cell table:style-name="Table1.A1" office:value-type="string"><text:p text:style-name="P2">A numeric value giving the ratio of the fishing mortality in the oldest age to that of the next oldest age. An F ratio can only be specified when fit.plusgroup is TRUE. The default value is 'missing'</text:p></table:table-cell></table:table-row><table:table-row><table:table-cell table:style-name="Table1.A1" office:value-type="string"><text:p text:style-name="P4"><text:span text:style-name="Source_20_Text">fit.plusgroup</text:span></text:p></table:table-cell><table:table-cell table:style-name="Table1.A1" office:value-type="string"><text:p text:style-name="P2">A boolean value specifying whether, or not, <text:s/>the oldest age represents a plusgroup. The default value is TRUE</text:p></table:table-cell></table:table-row><table:table-row><table:table-cell table:style-name="Table1.A1" office:value-type="string"><text:p text:style-name="P3"><text:span text:style-name="Source_20_Text">...</text:span></text:p></table:table-cell><table:table-cell table:style-name="Table1.A1" office:value-type="string"><text:p text:style-name="P2">Optional arguments</text:p></table:table-cell></table:table-row></table:table><text:p text:style-name="Text"/></draw:text-box></draw:frame>The <text:span text:style-name="T7">range</text:span> method will show details of the age and year range of the <text:span text:style-name="T7">ple4</text:span> <text:span text:style-name="T7">FLStock</text:span> object. We can use this information to manually specify the terminal values in the harvest slot. In this instance we will set these values to 1.0. Remember to convert the values to be of type character when indexing the FLQuants.</text:p>
      <text:p text:style-name="P7"><draw:frame draw:style-name="fr3" draw:name="Frame3" text:anchor-type="paragraph" svg:x="0.1819in" svg:y="0.0929in" svg:width="6.9063in" style:rel-width="95%" draw:z-index="3"><draw:text-box fo:min-height="0.2in"><text:p text:style-name="P23"><text:span text:style-name="Default_20_Paragraph_20_Font"><text:span text:style-name="T10">&lt;&lt;&gt;&gt;=</text:span></text:span></text:p><text:p text:style-name="P24"><text:span text:style-name="Default_20_Paragraph_20_Font"><text:span text:style-name="T10">harvest(ple4)[ac(range(ple4)['max']),] &lt;- 1</text:span></text:span></text:p><text:p text:style-name="P24"><text:span text:style-name="Default_20_Paragraph_20_Font"><text:span text:style-name="T10">harvest(ple4)[,ac(range(ple4)['maxyear'])] &lt;- 1 </text:span></text:span></text:p><text:p text:style-name="P24"><text:span text:style-name="Default_20_Paragraph_20_Font"><text:span text:style-name="T10">ple4.vpa &lt;- VPA(ple4, fratio=1, fit.plusgroup=T)</text:span></text:span></text:p><text:p text:style-name="P24"><text:span text:style-name="Default_20_Paragraph_20_Font"><text:span text:style-name="T10">stock.n(ple4.vpa)[,ac(2002:range(ple4)['maxyear'])]</text:span></text:span></text:p><text:p text:style-name="P24"><text:span text:style-name="Default_20_Paragraph_20_Font"><text:span text:style-name="T10">harvest(ple4.vpa)[,ac(2002:range(ple4)['maxyear'])]</text:span></text:span></text:p><text:p text:style-name="P24"><text:span text:style-name="Default_20_Paragraph_20_Font"><text:span text:style-name="T10">@</text:span></text:span></text:p></draw:text-box></draw:frame>The estimated population numbers and fishing mortality values at age from the VPA are now available in the returned object. Note that the terminal values for fishing mortalty are the user defined values that were specified prior to running the VPA.</text:p>
      <text:h text:style-name="P29" text:outline-level="1">A simple method for tuning a VPA</text:h>
      <text:p text:style-name="P22"><text:span text:style-name="T1">As noted above the VPA method requires user defined terminal estimates of fishing mortality. This dependency limits the usefulness of the method since it is often the most recent, terminal, estimates that are of most concern to fishery managers. Additional catch at age and effort information, derived either from a sub component of the fishery or from a fishery independent source such as a research survey, <text:s/>can be used to to 'tune' the assessment, as described above, and thereby obtain better estimates of fishing mortality and stock numbers in the most recent years. Several so-called </text:span><text:span text:style-name="T6">ad hoc</text:span><text:span text:style-name="T1"> techniques for tuning a VPA have been developed. A relatively simple technique that has been widely used is the Laurec Shepherd method. This method can be easily implemented in FLR using the basic VPA tools that are provided in the </text:span><text:a xlink:type="simple" xlink:href="http://flr-project.org/"><text:span text:style-name="Default_20_Paragraph_20_Font"><text:span text:style-name="T3">FLAssess</text:span></text:span></text:a><text:span text:style-name="T1"> package. </text:span></text:p>
      <text:p text:style-name="P21"><text:soft-page-break/>The example shown below is a simple implementation that allows for a single tuning fleet. With a little extra effort it could be easily extended to accomodate multiple tuning fleets. The technical details of the method are not explained here. </text:p>
      <text:p text:style-name="P21"><draw:frame draw:style-name="fr1" draw:name="Frame4" text:anchor-type="paragraph" svg:width="6.9063in" style:rel-width="95%" draw:z-index="4"><draw:text-box fo:min-height="0.2in"><text:p text:style-name="P23"><text:span text:style-name="Default_20_Paragraph_20_Font"><text:span text:style-name="T10">&lt;&lt;&gt;&gt;=</text:span></text:span></text:p><text:p text:style-name="P24"><text:span text:style-name="Default_20_Paragraph_20_Font"><text:span text:style-name="T10">lsm &lt;- function(stock, index, fratio=1, fit.plusgroup=T) {<text:line-break/> <text:s/>harvest(stock)[, ac(range(stock)["maxyear"])] &lt;- 0.5<text:line-break/> <text:s/>diff &lt;- 1<text:line-break/> <text:s/>while (diff &gt; 1e-06) {<text:line-break/> <text:s text:c="3"/>stock &lt;- stock + VPA(stock, fratio = fratio)<text:line-break/> <text:s text:c="3"/>ages &lt;- range(index)["min"]:range(index)["max"]<text:line-break/> <text:s text:c="3"/>yrs &lt;- range(index)["minyear"]:range(index)["maxyear"]<text:line-break/> <text:s text:c="3"/>stk &lt;- trim(stock, year = yrs, age = ages)<text:line-break/> <text:s text:c="3"/>Cp &lt;- catch.n(index)/catch.n(stk)<text:line-break/> <text:s text:c="3"/>q &lt;- sweep(Cp * harvest(stk), 2, effort(index), "/")<text:line-break/> <text:s text:c="3"/>gmq &lt;- apply(q, 1, function(x) exp(mean(log(x), na.rm = T)))<text:line-break/> <text:s text:c="3"/>mFp &lt;- gmq * c(apply(effort(index), 1, mean))<text:line-break/> <text:s text:c="3"/>Fr &lt;- mFp * (apply(Cp, 1, mean, na.rm = T))^-1<text:line-break/> <text:s text:c="3"/>Fnew &lt;- c(Fr, rep(Fr[ac(max(ages)), ], 2))<text:line-break/> <text:s text:c="3"/>diff &lt;- sum(abs(harvest(stock)[, ac(range(stock)["maxyear"])] - Fnew))<text:line-break/> <text:s text:c="3"/>harvest(stock)[, ac(range(stock)["maxyear"])] &lt;- c(Fnew)<text:line-break/> <text:s/>}<text:line-break/> <text:s/>res &lt;- VPA(stock, fratio=fratio, fit.plusgroup=fit.plusgroup)<text:line-break/> <text:s/>index.res(res) &lt;- FLQuants(q)<text:line-break/> <text:s/>return(res)<text:line-break/>}</text:span></text:span></text:p><text:p text:style-name="P24"><text:span text:style-name="Default_20_Paragraph_20_Font"><text:span text:style-name="T10">@</text:span></text:span></text:p></draw:text-box></draw:frame>Our new Laurec-Shepherd function can now be called without having to specify terminal values in the harvest slot. The arguments to the <text:span text:style-name="T7">VPA</text:span> method <text:s/>are <text:s/>also formally declared as arguments to our new function. Note that the function returns an object of class <text:span text:style-name="T7">FLVPA</text:span> that has been created from a call to the <text:span text:style-name="T7">VPA</text:span> method and that the catchability residuals are stored in the <text:span text:style-name="T7">index.res</text:span> slot of the returned object. </text:p>
      <text:h text:style-name="P29" text:outline-level="1"><draw:frame draw:style-name="fr1" draw:name="Frame5" text:anchor-type="paragraph" svg:width="6.9063in" style:rel-width="95%" draw:z-index="5"><draw:text-box fo:min-height="0.2in"><text:p text:style-name="P23"><text:span text:style-name="Default_20_Paragraph_20_Font"><text:span text:style-name="T10">&lt;&lt;&gt;&gt;=</text:span></text:span></text:p><text:p text:style-name="P24"><text:span text:style-name="Default_20_Paragraph_20_Font"><text:span text:style-name="T10">harvest(ple4)[] &lt;- NA</text:span></text:span></text:p><text:p text:style-name="P24"><text:span text:style-name="Default_20_Paragraph_20_Font"><text:span text:style-name="T10">stock.n(ple4)[] &lt;- NA</text:span></text:span></text:p><text:p text:style-name="P24"><text:span text:style-name="Default_20_Paragraph_20_Font"><text:span text:style-name="T10">ple4.LSvpa &lt;- lsm(ple4, ple4.indices[[1]], fratio=1, fit.plusgroup=T)</text:span></text:span></text:p><text:p text:style-name="P24"><text:span text:style-name="Default_20_Paragraph_20_Font"><text:span text:style-name="T10">@</text:span></text:span></text:p></draw:text-box></draw:frame>FLXSA</text:h>
      <text:p text:style-name="P22"><text:span text:style-name="T1">The Laurec-Shepherd method above is a relatively simple technique for tuning a VPA. In recent years many other, more sophisticated stock assessment methods have been developed. XSA, for example, is a more complex implementation that uses information on individual cohort sizes to estimate survivors at each age in the terminal population. Although the modelling approach is more involved the method requires the same input of catch numbers at age and indices of catch per unit effort and it retains at its core the basic </text:span><text:span text:style-name="T7">VPA</text:span><text:span text:style-name="T1"> method. The details of the XSA method are too complex to show here, or to code individually as we have </text:span><text:soft-page-break/><text:span text:style-name="T1">for the Laurec-Shepherd approach. Instead <text:s/>the </text:span><text:span text:style-name="T7">FLXSA</text:span><text:span text:style-name="T1"> method has been developed as an additional sub-</text:span><text:span text:style-name="T1">package to </text:span><text:a xlink:type="simple" xlink:href="http://flr-project.org/"><text:span text:style-name="Default_20_Paragraph_20_Font"><text:span text:style-name="T3">FLAssess</text:span></text:span></text:a><text:span text:style-name="T1">.</text:span></text:p>
      <text:p text:style-name="P21"><draw:frame draw:style-name="fr2" draw:name="Frame6" text:anchor-type="paragraph" svg:width="6.9063in" style:rel-width="95%" draw:z-index="6"><draw:text-box fo:min-height="0.2in"><text:p text:style-name="P10"><text:span text:style-name="Default_20_Paragraph_20_Font"><text:span text:style-name="T8">FLXSA(stock, indices, control, desc, diag.flag=TRUE)</text:span></text:span></text:p><table:table table:name="Table2" table:style-name="Table2"><table:table-column table:style-name="Table2.A"/><table:table-column table:style-name="Table2.B"/><table:table-row><table:table-cell table:style-name="Table2.A1" office:value-type="string"><text:p text:style-name="P3"><text:span text:style-name="Source_20_Text">stock</text:span></text:p></table:table-cell><table:table-cell table:style-name="Table2.A1" office:value-type="string"><text:p text:style-name="P2">An object of class FLStock.</text:p></table:table-cell></table:table-row><table:table-row><table:table-cell table:style-name="Table2.A1" office:value-type="string"><text:p text:style-name="P3"><text:span text:style-name="Source_20_Text">indices</text:span></text:p></table:table-cell><table:table-cell table:style-name="Table2.A1" office:value-type="string"><text:p text:style-name="P2">An object of class FLIndices that contains one or more indices of catch at age and effort.</text:p></table:table-cell></table:table-row><table:table-row><table:table-cell table:style-name="Table2.A1" office:value-type="string"><text:p text:style-name="P4"><text:span text:style-name="Source_20_Text">control</text:span></text:p></table:table-cell><table:table-cell table:style-name="Table2.A1" office:value-type="string"><text:p text:style-name="P2">An object of class FLXSA.control that specifies the model parameters.</text:p></table:table-cell></table:table-row><table:table-row><table:table-cell table:style-name="Table2.A1" office:value-type="string"><text:p text:style-name="P3"><text:span text:style-name="Source_20_Text">desc</text:span></text:p></table:table-cell><table:table-cell table:style-name="Table2.A1" office:value-type="string"><text:p text:style-name="P2">An optional character string holding a short description of the data and model</text:p></table:table-cell></table:table-row><table:table-row><table:table-cell table:style-name="Table2.A1" office:value-type="string"><text:p text:style-name="P4"><text:span text:style-name="Source_20_Text">diag.flag</text:span></text:p></table:table-cell><table:table-cell table:style-name="Table2.A1" office:value-type="string"><text:p text:style-name="P2">Boolean. If true the method will return the full diagnostics for the analysis. If false, only the estimated stock numbers and harvest values will be returned. Defalut setting is True.</text:p></table:table-cell></table:table-row></table:table><text:p text:style-name="Text"/></draw:text-box></draw:frame><text:soft-page-break/>A number of such packages have been developed to implement specific stock assessment methods in <text:a xlink:type="simple" xlink:href="http://flr-project.org/"><text:span text:style-name="Default_20_Paragraph_20_Font"><text:span text:style-name="T15">FLR</text:span></text:span></text:a>. These currenly include XSA, ICA and the Gavaris implementation of Adapt as used by ICCAT. These methods have a common calling convention in <text:a xlink:type="simple" xlink:href="http://flr-project.org/"><text:span text:style-name="Default_20_Paragraph_20_Font">FLR</text:span></text:a><text:span text:style-name="Default_20_Paragraph_20_Font"><text:span text:style-name="T15"> </text:span></text:span>and require as inputs three specific objects. An <text:span text:style-name="T7">FLStock</text:span> object that contains the catch numbers at age and estimates of natural mortality. An <text:span text:style-name="T7">FLIndices</text:span> object that contains one or more indices of populaton abundance and effort, and a control object that specifies the various parameter values and model settings for the analysis. </text:p>
      <text:h text:style-name="P33" text:outline-level="2">The FLXSA control object</text:h>
      <text:p text:style-name="P21">The <text:span text:style-name="T7">FLXSA.control</text:span> object contains all of the user defined model settings for running an XSA analysis. It can be created in several different ways. The simplest method is to accept all of the default settings by calling the <text:span text:style-name="T7">FLXSA.control</text:span> function without any extra arguments. </text:p>
      <text:p text:style-name="P21"><draw:frame draw:style-name="fr2" draw:name="Frame7" text:anchor-type="paragraph" svg:width="6.9063in" style:rel-width="95%" draw:z-index="10"><draw:text-box fo:min-height="0.2in"><text:p text:style-name="P11"><text:span text:style-name="Default_20_Paragraph_20_Font"><text:span text:style-name="T8">FLXSA.control(x=NULL, tol=1e-09, maxit=30, min.nse=0.3, fse=0.5, rage=0, qage=10, shk.n=TRUE, shk.f=TRUE, shk.yrs=5, shk.ages=5, window=100, tsrange=20, tspower=3, vpa=FALSE)</text:span></text:span></text:p><table:table table:name="Table3" table:style-name="Table3"><table:table-column table:style-name="Table3.A"/><table:table-column table:style-name="Table3.B"/><table:table-row><table:table-cell table:style-name="Table3.A1" office:value-type="string"><text:p text:style-name="P3"><text:span text:style-name="Source_20_Text">x</text:span></text:p></table:table-cell><table:table-cell table:style-name="Table3.A1" office:value-type="string"><text:p text:style-name="P2">An object of class FLXSA. If specified the control object is initialised with the same settings as the XSA analysis stored in the object.</text:p></table:table-cell></table:table-row><table:table-row><table:table-cell table:style-name="Table3.A1" office:value-type="string"><text:p text:style-name="P3"><text:span text:style-name="Source_20_Text">tol</text:span></text:p></table:table-cell><table:table-cell table:style-name="Table3.A1" office:value-type="string"><text:p text:style-name="P2">The convergence tolerance. The model is considered to have converged once the sum of the absolute differences in terminal F values between two successive iterations is less than the specified value.</text:p></table:table-cell></table:table-row><table:table-row><table:table-cell table:style-name="Table3.A1" office:value-type="string"><text:p text:style-name="P4"><text:span text:style-name="Source_20_Text">maxit</text:span></text:p></table:table-cell><table:table-cell table:style-name="Table3.A1" office:value-type="string"><text:p text:style-name="P2">The maximum number of iterations that the model can run</text:p></table:table-cell></table:table-row><table:table-row><table:table-cell table:style-name="Table3.A1" office:value-type="string"><text:p text:style-name="P3"><text:span text:style-name="Source_20_Text">min.nse</text:span></text:p></table:table-cell><table:table-cell table:style-name="Table3.A1" office:value-type="string"><text:p text:style-name="P2">The minimum standard error to be used for inverse variance weghting of the survivors estimates.</text:p></table:table-cell></table:table-row><table:table-row><table:table-cell table:style-name="Table3.A1" office:value-type="string"><text:p text:style-name="P4"><text:span text:style-name="Source_20_Text">fse</text:span></text:p></table:table-cell><table:table-cell table:style-name="Table3.A1" office:value-type="string"><text:p text:style-name="P2">User defined standard error when shrinking the mean F</text:p></table:table-cell></table:table-row><table:table-row><table:table-cell table:style-name="Table3.A1" office:value-type="string"><text:p text:style-name="P4"><text:span text:style-name="Source_20_Text">rage</text:span></text:p></table:table-cell><table:table-cell table:style-name="Table3.A1" office:value-type="string"><text:p text:style-name="P2">The oldest age for which the two parameter model is used for determining catchability at age</text:p></table:table-cell></table:table-row><table:table-row><table:table-cell table:style-name="Table3.A1" office:value-type="string"><text:p text:style-name="P4"><text:span text:style-name="Source_20_Text">qage</text:span></text:p></table:table-cell><table:table-cell table:style-name="Table3.A1" office:value-type="string"><text:p text:style-name="P2">The age after which catchability is no longer estimated. Catchability at older ages will be set to the value of catchability at this age.</text:p></table:table-cell></table:table-row><table:table-row><table:table-cell table:style-name="Table3.A1" office:value-type="string"><text:p text:style-name="P4"><text:span text:style-name="Source_20_Text">shk.n</text:span></text:p></table:table-cell><table:table-cell table:style-name="Table3.A1" office:value-type="string"><text:p text:style-name="P2">Boolean. If TRUE apply shrinkage to the population mean. Applies to the recruiting ages only.</text:p></table:table-cell></table:table-row><table:table-row><table:table-cell table:style-name="Table3.A1" office:value-type="string"><text:p text:style-name="P4"><text:span text:style-name="Source_20_Text">shk.f</text:span></text:p></table:table-cell><table:table-cell table:style-name="Table3.A1" office:value-type="string"><text:p text:style-name="P2">Boolean. If TRUE apply shrinkage to the mean F.</text:p></table:table-cell></table:table-row><table:table-row><table:table-cell table:style-name="Table3.A1" office:value-type="string"><text:p text:style-name="P4"><text:span text:style-name="Source_20_Text">shk.yrs</text:span></text:p></table:table-cell><table:table-cell table:style-name="Table3.A1" office:value-type="string"><text:p text:style-name="P2">The number of years to be used for shrinkage to the mean F.</text:p></table:table-cell></table:table-row><table:table-row><table:table-cell table:style-name="Table3.A1" office:value-type="string"><text:p text:style-name="P4"><text:span text:style-name="Source_20_Text">shk.ages</text:span></text:p></table:table-cell><table:table-cell table:style-name="Table3.A1" office:value-type="string"><text:p text:style-name="P2">The ages over which shrinkage to the mean F should be applied.</text:p></table:table-cell></table:table-row><table:table-row><table:table-cell table:style-name="Table3.A1" office:value-type="string"><text:p text:style-name="P4"><text:span text:style-name="Source_20_Text">window</text:span></text:p></table:table-cell><table:table-cell table:style-name="Table3.A1" office:value-type="string"><text:p text:style-name="P2">The specific year range for which the model should be run. </text:p></table:table-cell></table:table-row><table:table-row><table:table-cell table:style-name="Table3.A1" office:value-type="string"><text:p text:style-name="P4"><text:span text:style-name="Source_20_Text">tsrange</text:span></text:p></table:table-cell><table:table-cell table:style-name="Table3.A1" office:value-type="string"><text:p text:style-name="P2">The number of years to be used in the time series weighting.</text:p></table:table-cell></table:table-row><table:table-row><table:table-cell table:style-name="Table3.A1" office:value-type="string"><text:p text:style-name="P4"><text:span text:style-name="Source_20_Text">tspower</text:span></text:p></table:table-cell><table:table-cell table:style-name="Table3.A1" office:value-type="string"><text:p text:style-name="P2">The power to be used in the time series taper weighting.</text:p></table:table-cell></table:table-row><table:table-row><table:table-cell table:style-name="Table3.A1" office:value-type="string"><text:p text:style-name="P4"><text:span text:style-name="Source_20_Text">vpa</text:span></text:p></table:table-cell><table:table-cell table:style-name="Table3.A1" office:value-type="string"><text:p text:style-name="P2">Boolean. If TRUE, use VPA to calculate historical values of F and population abundance. If FALSE, use cohort approximation.</text:p></table:table-cell></table:table-row></table:table><text:p text:style-name="Text"/></draw:text-box></draw:frame>Alternatively the default settings can be over-written by specifying values at the point of creation or by overwriting them afterwards.</text:p>
      <text:p text:style-name="P21"><draw:frame draw:style-name="fr4" draw:name="Frame8" text:anchor-type="paragraph" svg:width="6.9063in" style:rel-width="95%" draw:z-index="9"><draw:text-box fo:min-height="0.2in"><text:p text:style-name="P23"><text:span text:style-name="Default_20_Paragraph_20_Font"><text:span text:style-name="T10">&lt;&lt;&gt;&gt;=</text:span></text:span></text:p><text:p text:style-name="P24"><text:span text:style-name="Default_20_Paragraph_20_Font"><text:span text:style-name="T10"># control object with all default settings</text:span></text:span></text:p><text:p text:style-name="P24"><text:span text:style-name="Default_20_Paragraph_20_Font"><text:span text:style-name="T10">control &lt;- FLXSA.control()</text:span></text:span></text:p><text:p text:style-name="P24"><text:span text:style-name="Default_20_Paragraph_20_Font"><text:span text:style-name="T10"/></text:span></text:p><text:p text:style-name="P24"><text:span text:style-name="Default_20_Paragraph_20_Font"><text:span text:style-name="T10"># control object with user defined settings</text:span></text:span></text:p><text:p text:style-name="P24"><text:span text:style-name="Default_20_Paragraph_20_Font"><text:span text:style-name="T10">control &lt;- FLXSA.control(maxit=50, fse=2.5, qage=9)</text:span></text:span></text:p><text:p text:style-name="P24"><text:span text:style-name="Default_20_Paragraph_20_Font"><text:span text:style-name="T10"/></text:span></text:p><text:p text:style-name="P24"><text:span text:style-name="Default_20_Paragraph_20_Font"><text:span text:style-name="T10">slot(control, 'qage') &lt;- as.integer(7)</text:span></text:span></text:p><text:p text:style-name="P24"><text:span text:style-name="Default_20_Paragraph_20_Font"><text:span text:style-name="T10">@</text:span></text:span></text:p></draw:text-box></draw:frame><text:soft-page-break/>Note that in the example above, when modifying the control object after creation, it is necessary to coerce the value 7 to type <text:span text:style-name="T7">integer</text:span>. This is because the default type <text:span text:style-name="T7">numeric</text:span> cannot be used in this slot. Such coercion is not necessary when using the <text:span text:style-name="T7">FLXSA.control()</text:span> function as this check is performed internally by the function. You can use the <text:span text:style-name="T12">getSlots</text:span> function to determine the class of object associated with any given slot.</text:p>
      <text:p text:style-name="P21">Once the control object has been created, the XSA analysis can be run as a simple one-line command. The <text:span text:style-name="T7">FLXSA</text:span> function returns an object of class <text:span text:style-name="T7">FLXSA</text:span> which extends the <text:span text:style-name="T7">FLAssess</text:span> class. The <text:span text:style-name="T7">FLXSA</text:span> object contains all of the information in the <text:span text:style-name="T7">FLAssess</text:span> class plus additional information specific to the XSA assessment method, such as the survivors estimates and their internal and external standard errors. The control object used for the assessment is also stored in the returned <text:span text:style-name="T7">FLXSA</text:span> object to provide a record of what settings were used for that particular run. All of the settings in the returned control object will remain the same except for the <text:span text:style-name="T7">maxit</text:span> slot that contains the maximum number of iterations for the analysis. This value will be overwritten with the actual number of iterations taken to reach convergence, if indeed the model had converged before the maximum number initially specified.</text:p>
      <text:h text:style-name="P33" text:outline-level="2"><draw:frame draw:style-name="fr1" draw:name="Frame9" text:anchor-type="paragraph" svg:width="6.9063in" style:rel-width="95%" draw:z-index="11"><draw:text-box fo:min-height="0.2in"><text:p text:style-name="P23"><text:span text:style-name="Default_20_Paragraph_20_Font"><text:span text:style-name="T10">&lt;&lt;&gt;&gt;=</text:span></text:span></text:p><text:p text:style-name="P24"><text:span text:style-name="Default_20_Paragraph_20_Font"><text:span text:style-name="T10">xsa.control &lt;- FLXSA.control(maxit=50, fse=2.5)</text:span></text:span></text:p><text:p text:style-name="P24"><text:span text:style-name="Default_20_Paragraph_20_Font"><text:span text:style-name="T10">ple4.xsa <text:s text:c="3"/>&lt;- FLXSA(ple4, ple4.indices, xsa.control)</text:span></text:span></text:p><text:p text:style-name="P24"><text:span text:style-name="Default_20_Paragraph_20_Font"><text:span text:style-name="T10"/></text:span></text:p><text:p text:style-name="P24"><text:span text:style-name="Default_20_Paragraph_20_Font"><text:span text:style-name="T10">#single fleet XSA analysis</text:span></text:span></text:p><text:p text:style-name="P24"><text:span text:style-name="Default_20_Paragraph_20_Font"><text:span text:style-name="T10">ple4.xsa.t1 &lt;- FLXSA(ple4, ple4.indices[[1]], xsa.control)</text:span></text:span></text:p><text:p text:style-name="P24"><text:span text:style-name="Default_20_Paragraph_20_Font"><text:span text:style-name="T10"/></text:span></text:p><text:p text:style-name="P24"><text:span text:style-name="Default_20_Paragraph_20_Font"><text:span text:style-name="T10">@</text:span></text:span></text:p></draw:text-box></draw:frame>XSA Results</text:h>
      <text:p text:style-name="P21">Appart from the model diagnostics, the <text:span text:style-name="T7">FLXSA</text:span> method returns two important results, namely the estimated values of fishing mortality and population numbers at age. These are returned as <text:span text:style-name="T7">FLQuants</text:span> and are stored in the <text:span text:style-name="T7">harvest</text:span> and <text:span text:style-name="T7">stock.n</text:span> slots, respectively, <text:s/>of the <text:span text:style-name="T7">FLXSA</text:span> object. These estimated values can be very easilly read back into an <text:span text:style-name="T7">FLStock</text:span> object using the <text:span text:style-name="T7">+</text:span> operator. Once the results have been read back <text:soft-page-break/>into a <text:span text:style-name="T7">FLStock</text:span> object we can look at some of the key information such as SSB, recruitment and mean fishing mortality values. But before concentrating too much on the results of the assessment it is advisable to first investigate some of the model diagnostics.</text:p>
      <text:h text:style-name="P33" text:outline-level="2"><draw:frame draw:style-name="fr5" draw:name="Frame11" text:anchor-type="paragraph" svg:width="6.9063in" style:rel-width="95%" draw:z-index="12"><draw:text-box fo:min-height="0.2in"><text:p text:style-name="P23"><text:span text:style-name="Default_20_Paragraph_20_Font"><text:span text:style-name="T10">&lt;&lt;&gt;&gt;=</text:span></text:span></text:p><text:p text:style-name="P24"><text:span text:style-name="Default_20_Paragraph_20_Font"><text:span text:style-name="T10">ple4.new <text:s/>&lt;- ple4 + ple4.xsa</text:span></text:span></text:p><text:p text:style-name="P24"><text:span text:style-name="Default_20_Paragraph_20_Font"><text:span text:style-name="T10"/></text:span></text:p><text:p text:style-name="P24"><text:span text:style-name="Default_20_Paragraph_20_Font"><text:span text:style-name="T10">ple4.ssb <text:s/>&lt;- ssb(ple4.new)</text:span></text:span></text:p><text:p text:style-name="P24"><text:span text:style-name="Default_20_Paragraph_20_Font"><text:span text:style-name="T10">ple4.rec <text:s/>&lt;- rec(ple4.new)</text:span></text:span></text:p><text:p text:style-name="P24"><text:span text:style-name="Default_20_Paragraph_20_Font"><text:span text:style-name="T10">ple4.fbar &lt;- fbar(ple4.new)</text:span></text:span></text:p><text:p text:style-name="P24"><text:span text:style-name="Default_20_Paragraph_20_Font"><text:span text:style-name="T10">@</text:span></text:span></text:p></draw:text-box></draw:frame>XSA Diagnostics</text:h>
      <text:p text:style-name="P21">There are many diagnostic checks that one might be interested in conducting to examine the model fit. The first might be to see if the model has reached convergence within the specified number of iterations. </text:p>
      <text:p text:style-name="P21"><draw:frame draw:style-name="fr1" draw:name="Frame10" text:anchor-type="paragraph" svg:width="6.9063in" style:rel-width="95%" draw:z-index="7"><draw:text-box fo:min-height="0.2in"><text:p text:style-name="P23"><text:span text:style-name="Default_20_Paragraph_20_Font"><text:span text:style-name="T10">&lt;&lt;&gt;&gt;=</text:span></text:span></text:p><text:p text:style-name="P24"><text:span text:style-name="Default_20_Paragraph_20_Font"><text:span text:style-name="T10"># to access the maxit slot of the returned FLXSA object</text:span></text:span></text:p><text:p text:style-name="P24"><text:span text:style-name="Default_20_Paragraph_20_Font"><text:span text:style-name="T10">slot(slot(ple4.xsa, 'control'), 'maxit')</text:span></text:span></text:p><text:p text:style-name="P24"><text:span text:style-name="Default_20_Paragraph_20_Font"><text:span text:style-name="T10">@</text:span></text:span></text:p></draw:text-box></draw:frame>Additionally one <text:s/>can check for discrepancies between the internal and external standard errors of the survivors estimates. Very often plots of the catchability residuals are made to inspect for any obvious trends or departures from the assumption of constant catchability over time. Some examples of these plots and details of their creation from FLR objects are provided below but you should also consult the tutorial on lattice plotting and advanced graphics for FLR to see examples of other ways to graphically display your data.</text:p>
      <text:p text:style-name="P21">There are several ways to access diagnostic information about your fitted XSA model. The easiest is perhaps to use the <text:span text:style-name="T7">diagnostics</text:span> function, which will replicate the diagnostic output produced by the original VPA suite (developed in the early 1990's). Note that this function merely outputs the results to the screen and no object is created by the method. The function was created to allow the user to cut and paste the information from the console to a report. The output can be quite long, particularly if the assessment comprises a large numberof ages and many tuning indices. The standard output can be divided roughly into eight sections each providing different information about the model and the fit. These sections comprise the model dimensions; parameter settings; regression weights; the estimated fishing mortalities and population numbers for the last 10 years; the aggregated survivors estimates; the log catchability residuals for each of the tuning indices and finally the individual survivors estimates for each year-class represented in the terminal year. </text:p>
      <text:p text:style-name="P21"><text:soft-page-break/>In order to make this document more readable we will print out only a few sections of the diagnostic output at a time (this feature is not yet distributed with <text:span text:style-name="T7">FLXSA)</text:span>. We can do this by passing a vector of TRUE and FALSE values to the sections argument of the <text:span text:style-name="T7">diagnostics</text:span> method. By default all sections are set to TRUE so that all of the information is output to the screen. In order to reduce the quantity of output further we will run a new XSA for a reduced number of ages and with only one tuning index and will start by outputting only the dimension information and the parameter settings from our diagnostics.</text:p>
      <text:p text:style-name="P21"><draw:frame draw:style-name="fr1" draw:name="Frame14" text:anchor-type="paragraph" svg:width="6.9063in" style:rel-width="95%" draw:z-index="14"><draw:text-box fo:min-height="0.2in"><text:p text:style-name="P23"><text:span text:style-name="Default_20_Paragraph_20_Font"><text:span text:style-name="T10">&lt;&lt;&gt;&gt;=</text:span></text:span></text:p><text:p text:style-name="P24"><text:span text:style-name="Default_20_Paragraph_20_Font"><text:span text:style-name="T10">ple4.xsa2 &lt;- FLXSA(trim(ple4, age=1:4), ple4.indices[[3]], xsa.control)</text:span></text:span></text:p><text:p text:style-name="P24"><text:span text:style-name="Default_20_Paragraph_20_Font"><text:span text:style-name="T10"/></text:span></text:p><text:p text:style-name="P24"><text:span text:style-name="Default_20_Paragraph_20_Font"><text:span text:style-name="T10"># to output the xsa diagnostics in nostalgic format.</text:span></text:span></text:p><text:p text:style-name="P24"><text:span text:style-name="Default_20_Paragraph_20_Font"><text:span text:style-name="T10">diagnostics(ple4.xsa2, sections=c(T,T,rep(F,6)))</text:span></text:span></text:p><text:p text:style-name="P24"><text:span text:style-name="Default_20_Paragraph_20_Font"><text:span text:style-name="T10">@</text:span></text:span></text:p></draw:text-box></draw:frame>Next we can output the regression weights and the fishing mortalities and population numbers for the last 10 years and also the aggregated survivors estimates.</text:p>
      <text:p text:style-name="P21"><draw:frame draw:style-name="fr1" draw:name="Frame15" text:anchor-type="paragraph" svg:width="6.9063in" style:rel-width="95%" draw:z-index="15"><draw:text-box fo:min-height="0.2in"><text:p text:style-name="P23"><text:span text:style-name="Default_20_Paragraph_20_Font"><text:span text:style-name="T10">&lt;&lt;&gt;&gt;=</text:span></text:span></text:p><text:p text:style-name="P24"><text:span text:style-name="Default_20_Paragraph_20_Font"><text:span text:style-name="T10">diagnostics(ple4.xsa2, sections=c(F,F,T,T,T,T,F,F))</text:span></text:span></text:p><text:p text:style-name="P24"><text:span text:style-name="Default_20_Paragraph_20_Font"><text:span text:style-name="T10">@</text:span></text:span></text:p></draw:text-box></draw:frame>And finally we can output the catchability residuals and the individual survivors estimates. Note that very little thought went into the parameter settings for this particular model fit so please don't interrogate the output presented here too closely. Also note that we do not normally expect the diagnostics output to be broken up as we have here. We present it in this way purely to make it more presentable in this document. By default all sections are set to TRUE so it is very likely that you won't need to give this argument at all when calling the <text:span text:style-name="T7">diagnostics</text:span> method.</text:p>
      <text:p text:style-name="P21"><draw:frame draw:style-name="fr1" draw:name="Frame16" text:anchor-type="paragraph" svg:width="6.9063in" style:rel-width="95%" draw:z-index="16"><draw:text-box fo:min-height="0.2in"><text:p text:style-name="P23"><text:span text:style-name="Default_20_Paragraph_20_Font"><text:span text:style-name="T10">&lt;&lt;&gt;&gt;=</text:span></text:span></text:p><text:p text:style-name="P24"><text:span text:style-name="Default_20_Paragraph_20_Font"><text:span text:style-name="T10">diagnostics(ple4.xsa2, sections=c(F,F,F,F,F,F,T,T))</text:span></text:span></text:p><text:p text:style-name="P24"><text:span text:style-name="Default_20_Paragraph_20_Font"><text:span text:style-name="T10">@</text:span></text:span></text:p></draw:text-box></draw:frame>Remember that the diagnostics method will only output text to the console, enabling you to copy and paste the output to a report or other document. If you want to access the diagnostic data you will need to access the specific slots of the returned FLXSA object. The information that you will requie is contained in various slots. The individual estimates of population number from each source (ie. tuning series <text:s/>and F shrinkage) and their individual weightings are stored as a dataframe in the <text:span text:style-name="T7">diagnostics</text:span> slot of the returned object. Other slots contain the internal and external standard errors; the log catchability residuals. For a more thorough description of the XSA diagnostics you should consult the VPA users manaual.</text:p>
      <text:h text:style-name="P33" text:outline-level="2"><text:soft-page-break/>Plotting Diagnostics </text:h>
      <text:p text:style-name="P21">Very often the quickest and simplest way to determine the fit of the model is through visual inspection of the various diagnostic outputs. Here we provide examples of how to extract the relevant information from the return FLXSA object and to plot it using a variety of lattice functions available to R. We start by plotting the log catchability residuals at age from each of the three tuning series. The data are stored as an FLQuants object in the index.res slot of the FLXSA object. First we need to assign names to each of the FLQuant objects so we know which fleet they represent.</text:p>
      <text:p text:style-name="P21"><draw:frame draw:style-name="fr1" draw:name="Frame17" text:anchor-type="paragraph" svg:width="6.9063in" style:rel-width="95%" draw:z-index="17"><draw:text-box fo:min-height="0.2in"><text:p text:style-name="P23"><text:span text:style-name="Default_20_Paragraph_20_Font"><text:span text:style-name="T10">&lt;&lt;fig=TRUE, echo=TRUE&gt;&gt;=</text:span></text:span></text:p><text:p text:style-name="P25"><text:span text:style-name="Default_20_Paragraph_20_Font"><text:span text:style-name="T10">names(ple4.xsa@index.res) &lt;- names(ple4.indices) </text:span></text:span></text:p><text:p text:style-name="P25"><text:span text:style-name="Default_20_Paragraph_20_Font"><text:span text:style-name="T10">pfun &lt;- function(x, y, ...){</text:span></text:span></text:p><text:p text:style-name="P25"><text:span text:style-name="Default_20_Paragraph_20_Font"><text:span text:style-name="T10"><text:s text:c="2"/>panel.xyplot(x,y,...) </text:span></text:span></text:p><text:p text:style-name="P25"><text:span text:style-name="Default_20_Paragraph_20_Font"><text:span text:style-name="T10"><text:s text:c="2"/>panel.loess(x,y,) </text:span></text:span></text:p><text:p text:style-name="P25"><text:span text:style-name="Default_20_Paragraph_20_Font"><text:span text:style-name="T10"><text:s text:c="2"/>panel.abline(h=0, col='grey', lty=2)</text:span></text:span></text:p><text:p text:style-name="P25"><text:span text:style-name="Default_20_Paragraph_20_Font"><text:span text:style-name="T10">}</text:span></text:span></text:p><text:p text:style-name="P25"><text:span text:style-name="Default_20_Paragraph_20_Font"><text:span text:style-name="T10">plot(xyplot(data~year|ac(age)+qname, data=index.res(ple4.xsa), panel=pfun))</text:span></text:span></text:p><text:p text:style-name="P24"><text:span text:style-name="Default_20_Paragraph_20_Font"><text:span text:style-name="T10">@</text:span></text:span></text:p></draw:text-box></draw:frame>A simple comparison of the terminal year survivors estimates can be obtained from the information stored in the diagnostics slot of the FLXSA object. In the following example we first extract the information relevant to the survivors estimates in the final year and store it as a temporary object. The weights values contained in this data set are the raw fleet based weights that have been calculated from the standard errors of the fleet based survivors estimates at each age in the cohort. To aid visualisation and to see the relative contribution of each fleets estimate to the final estimated value of survivors we re-scale the weights to a maximum value of 1 and plot both the fleet based survivors estimates from each fleet and their scaled weight. The results show relatively consistent estimates of survivors from all fleets across most ages. The scaled weights show the some series to have the greatest influence on the terminal estimates at the younger ages whilst others have greater influence at older ages and that throughout all ages F shrinkage recieves very little weighting.</text:p>
      <text:p text:style-name="P21"><draw:frame draw:style-name="fr1" draw:name="Frame18" text:anchor-type="paragraph" svg:width="6.9063in" style:rel-width="95%" draw:z-index="18"><draw:text-box fo:min-height="0.2in"><text:p text:style-name="P23"><text:span text:style-name="Default_20_Paragraph_20_Font"><text:span text:style-name="T10">&lt;&lt;fig=TRUE, echo=TRUE&gt;&gt;=</text:span></text:span></text:p><text:p text:style-name="P26"><text:span text:style-name="Default_20_Paragraph_20_Font"><text:span text:style-name="T10">kk &lt;- slot(ple4.xsa,'diagnostics')[is.element(slot(ple4.xsa,'diagnostics')$year,2008),]</text:span></text:span></text:p><text:p text:style-name="P26"><text:span text:style-name="Default_20_Paragraph_20_Font"><text:span text:style-name="T10">kk &lt;- cbind(kk, w.scaled=kk$w/rep(tapply(kk$w, kk$yrcls, sum), c(table(kk$yrcls)))) </text:span></text:span></text:p><text:p text:style-name="P26"><text:span text:style-name="Default_20_Paragraph_20_Font"><text:span text:style-name="T10"/></text:span></text:p><text:p text:style-name="P26"><text:span text:style-name="Default_20_Paragraph_20_Font"><text:span text:style-name="T10">nplot &lt;- barchart(ac(yrcls)~nhat, groups=source, data=kk,</text:span></text:span></text:p><text:p text:style-name="P26"><text:span text:style-name="Default_20_Paragraph_20_Font"><text:span text:style-name="T10"><text:s text:c="11"/>col=grey(c(0.1,.6,.3,.8)), </text:span></text:span></text:p><text:p text:style-name="P26"><text:span text:style-name="Default_20_Paragraph_20_Font"><text:span text:style-name="T10"><text:s text:c="11"/>main='N Estimates', ylab='Year Class', </text:span></text:span></text:p><text:p text:style-name="P26"><text:span text:style-name="Default_20_Paragraph_20_Font"><text:span text:style-name="T10"><text:s text:c="11"/>key=list(x=0.6, y=0.2, </text:span></text:span></text:p><text:p text:style-name="P26"><text:span text:style-name="Default_20_Paragraph_20_Font"><text:span text:style-name="T10"><text:s text:c="13"/>text=list(legend=rev(c('BTS-Isis','BTS-Tridens','fshk','SNS'))), </text:span></text:span></text:p><text:p text:style-name="P26"><text:span text:style-name="Default_20_Paragraph_20_Font"><text:span text:style-name="T10"><text:s text:c="13"/>rectangles=list(col=grey(rev(c(0.1,0.6,0.3,0.8)))))) </text:span></text:span></text:p><text:p text:style-name="P26"><text:span text:style-name="Default_20_Paragraph_20_Font"><text:span text:style-name="T10"/></text:span></text:p><text:p text:style-name="P26"><text:span text:style-name="Default_20_Paragraph_20_Font"><text:span text:style-name="T10">wplot &lt;- barchart(ac(yrcls)~w.scaled, groups=source, data=kk,</text:span></text:span></text:p><text:p text:style-name="P26"><text:span text:style-name="Default_20_Paragraph_20_Font"><text:span text:style-name="T10"><text:s text:c="18"/>col=grey(c(0.1,.6,.3,.8)), </text:span></text:span></text:p><text:p text:style-name="P26"><text:span text:style-name="Default_20_Paragraph_20_Font"><text:span text:style-name="T10"><text:s text:c="18"/>main='Scaled Weights', ylab='', xlab='Relative Weight') </text:span></text:span></text:p><text:p text:style-name="P26"><text:span text:style-name="Default_20_Paragraph_20_Font"><text:span text:style-name="T10"/></text:span></text:p><text:p text:style-name="P26"><text:span text:style-name="Default_20_Paragraph_20_Font"><text:span text:style-name="T10">print(nplot, position=c(0,0,0.5,1),more=TRUE) </text:span></text:span></text:p><text:p text:style-name="P26"><text:span text:style-name="Default_20_Paragraph_20_Font"><text:span text:style-name="T10">print(wplot, position=c(0.5,0,1,1))</text:span></text:span></text:p><text:p text:style-name="P24"><text:span text:style-name="Default_20_Paragraph_20_Font"><text:span text:style-name="T10">@</text:span></text:span></text:p></draw:text-box></draw:frame><text:soft-page-break/></text:p>
      <text:h text:style-name="P33" text:outline-level="2">Sensitivity Analyses</text:h>
      <text:p text:style-name="P22"><text:span text:style-name="T1">The simplified calling format of </text:span><text:span text:style-name="T7">FLXSA</text:span><text:span text:style-name="T1"> makes it very easy to run multiple analyses to investigate model sensitivity to parameter settings. A wide variety of such investigations are possible. In this simple example we will look at the effect that different F shrinkage standard errors have on the terminal estimates of fishing mortality. We start by creating a vector of F shrinkage values to be used in the anlyses and by creating an </text:span><text:span text:style-name="T7">FLQuant</text:span><text:span text:style-name="T1"> with sufficient dimensions to store the results. To do this we use the </text:span><text:span text:style-name="T7">propagate</text:span><text:span text:style-name="T1"> function to extend an </text:span><text:span text:style-name="T7">FLQuant</text:span><text:span text:style-name="T1"> in the 6</text:span><text:span text:style-name="T19">th</text:span><text:span text:style-name="T1"> dimension by the number of runs that we are going to perform. The estimates of fishing mortality for each XSA run are stored in the </text:span><text:span text:style-name="T7">FLQuant</text:span><text:span text:style-name="T1"> using the 6</text:span><text:span text:style-name="T19">th</text:span><text:span text:style-name="T1"> dimension to hold each iteration. The results show little sensitivity to increasing F shrinkage values at values between 1.0 and 2.5 . <text:s/></text:span></text:p>
      <text:h text:style-name="P33" text:outline-level="2"><draw:frame draw:style-name="fr1" draw:name="Frame12" text:anchor-type="paragraph" svg:width="6.9063in" style:rel-width="95%" draw:z-index="13"><draw:text-box fo:min-height="0.2in"><text:p text:style-name="P23"><text:span text:style-name="Default_20_Paragraph_20_Font"><text:span text:style-name="T10">&lt;&lt;fig=TRUE, echo=TRUE&gt;&gt;=</text:span></text:span></text:p><text:p text:style-name="P24"><text:span text:style-name="Default_20_Paragraph_20_Font"><text:span text:style-name="T10">fsevals &lt;- seq(0.5, 2.5, by=0.5)</text:span></text:span></text:p><text:p text:style-name="P24"><text:span text:style-name="Default_20_Paragraph_20_Font"><text:span text:style-name="T10">res &lt;- propagate(harvest(ple4), length(fsevals))</text:span></text:span></text:p><text:p text:style-name="P24"><text:span text:style-name="Default_20_Paragraph_20_Font"><text:span text:style-name="T10">for(i in 1:length(fsevals)){</text:span></text:span></text:p><text:p text:style-name="P24"><text:span text:style-name="Default_20_Paragraph_20_Font"><text:span text:style-name="T10"><text:s text:c="2"/>xsa.control &lt;- FLXSA.control(fse=fsevals[i])</text:span></text:span></text:p><text:p text:style-name="P24"><text:span text:style-name="Default_20_Paragraph_20_Font"><text:span text:style-name="T10"><text:s text:c="2"/>iter(res,i) &lt;- harvest(FLXSA(ple4, ple4.indices, xsa.control))</text:span></text:span></text:p><text:p text:style-name="P24"><text:span text:style-name="Default_20_Paragraph_20_Font"><text:span text:style-name="T10">}</text:span></text:span></text:p><text:p text:style-name="P24"><text:span text:style-name="Default_20_Paragraph_20_Font"><text:span text:style-name="T10">plot(xyplot(data~year|age, groups=iter, data=res, </text:span></text:span></text:p><text:p text:style-name="P24"><text:span text:style-name="Default_20_Paragraph_20_Font"><text:span text:style-name="T10"><text:s text:c="7"/>type='l', col='black', xlim=c(1990:2010)) )</text:span></text:span></text:p><text:p text:style-name="P24"><text:span text:style-name="Default_20_Paragraph_20_Font"><text:span text:style-name="T10"/></text:span></text:p><text:p text:style-name="P24"><text:span text:style-name="Default_20_Paragraph_20_Font"><text:span text:style-name="T10">@</text:span></text:span></text:p></draw:text-box></draw:frame><text:soft-page-break/>Retrospective Analyses</text:h>
      <text:p text:style-name="P21">An important diagnostic check is to see how the estimated values vary as the time series of the input data changes. We can make use of existing R functions to apply the same assessment model to successively truncated the time series of input data. In this example we are using <text:span text:style-name="T7">window</text:span> to truncate the <text:span text:style-name="T7">FLStock</text:span> object to the specified year range, the <text:span text:style-name="T7">+</text:span> operator to pass the results of the XSA into the <text:span text:style-name="T7">FLStock</text:span> object and the <text:span text:style-name="T7">tapply</text:span> function to perform this action over the year range 2004:2008. Note that the resulting object, called <text:span text:style-name="T7">ple4.ret</text:span>, is of class <text:span text:style-name="T7">FLStocks</text:span> ie. a list of <text:span text:style-name="T7">FLStock</text:span> objects, each one having a separate year range.</text:p>
      <text:p text:style-name="P21"><draw:frame draw:style-name="fr1" draw:name="Frame13" text:anchor-type="paragraph" svg:width="6.9071in" style:rel-width="95%" draw:z-index="8"><draw:text-box fo:min-height="0.2in"><text:p text:style-name="P23"><text:span text:style-name="Default_20_Paragraph_20_Font"><text:span text:style-name="T10">&lt;&lt;fig=TRUE, echo=TRUE&gt;&gt;=</text:span></text:span></text:p><text:p text:style-name="P24"><text:span text:style-name="Default_20_Paragraph_20_Font"><text:span text:style-name="T10">retro.yrs &lt;- 2004:2008 </text:span></text:span></text:p><text:p text:style-name="P24"><text:span text:style-name="Default_20_Paragraph_20_Font"><text:span text:style-name="T10">ctrl <text:s text:c="5"/>&lt;- FLXSA.control(fse=2.5)</text:span></text:span></text:p><text:p text:style-name="P24"><text:span text:style-name="Default_20_Paragraph_20_Font"><text:span text:style-name="T10">ple4.ret <text:s/>&lt;- FLStocks(tapply(retro.yrs,1:length(retro.yrs),</text:span></text:span></text:p><text:p text:style-name="P24"><text:span text:style-name="Default_20_Paragraph_20_Font"><text:span text:style-name="T10"><text:tab/><text:tab/><text:tab/>function(x) return(window(ple4,end=x)</text:span></text:span></text:p><text:p text:style-name="P24"><text:span text:style-name="Default_20_Paragraph_20_Font"><text:span text:style-name="T10"><text:tab/><text:tab/><text:tab/><text:tab/>+FLXSA(window(ple4,end=x), ple4.indices,ctrl))))</text:span></text:span></text:p><text:p text:style-name="P24"><text:span text:style-name="Default_20_Paragraph_20_Font"><text:span text:style-name="T10">plot(plot(ple4.ret, lty=1, col='black', lwd=1, xlim=c(1990,2010))[-1])</text:span></text:span></text:p><text:p text:style-name="P24"><text:span text:style-name="Default_20_Paragraph_20_Font"><text:span text:style-name="T10">@</text:span></text:span></text:p></draw:text-box></draw:frame></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Tahoma1" svg:font-family="Tahoma"/>
    <style:font-face style:name="Times New Roman1" svg:font-family="'Times New Roman'" style:font-family-generic="roman"/>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307in" style:type="center"/>
          <style:tab-stop style:position="6.86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66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4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2736in" style:type="right" style:leader-style="dotted" style:leader-text="."/>
        </style:tab-stops>
      </style:paragraph-properties>
    </style:style>
    <style:style style:name="Heading_20_2a" style:display-name="Heading 2a" style:family="paragraph" style:parent-style-name="Heading_20_2" style:default-outline-level="" style:list-style-name="" style:class="text">
      <style:text-properties fo:font-size="12pt" fo:font-style="normal" style:font-size-asian="12pt" style:font-style-asian="normal" style:font-size-complex="12pt" style:font-style-complex="normal"/>
    </style:style>
    <style:style style:name="Heading_20_3a" style:display-name="Heading 3a" style:family="paragraph" style:parent-style-name="Heading_20_3" style:default-outline-level="" style:list-style-name="" style:class="text">
      <style:text-properties fo:font-size="12pt" fo:font-style="italic" fo:font-weight="normal" style:font-size-asian="12pt" style:font-style-asian="italic" style:font-weight-asian="normal" style:font-size-complex="12pt" style:font-style-complex="italic" style:font-weight-complex="normal"/>
    </style:style>
    <style:style style:name="Function" style:family="paragraph" style:parent-style-name="Standard" style:class="text"/>
    <style:style style:name="Chunk" style:family="paragraph" style:parent-style-name="Caption"/>
    <style:style style:name="Normal_20__28_Web_29_" style:display-name="Normal (Web)" style:family="paragraph" style:parent-style-name="Standard">
      <style:paragraph-properties fo:margin-top="0.1945in" fo:margin-bottom="0.1945in" fo:hyphenation-ladder-count="no-limit"/>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class="extra"/>
    <style:style style:name="Figure" style:family="paragraph" style:parent-style-name="Caption"/>
    <style:style style:name="ArialCenteredBold" style:family="paragraph">
      <style:paragraph-properties fo:text-align="center" style:justify-single-word="false"/>
      <style:text-properties fo:color="#000000" style:font-name="Arial" fo:font-size="12pt" fo:font-weight="bold"/>
    </style:style>
    <style:style style:name="ArialNormal" style:family="paragraph">
      <style:paragraph-properties fo:text-align="start" style:justify-single-word="false"/>
      <style:text-properties fo:color="#000000" style:font-name="Arial" fo:font-size="12pt"/>
    </style:style>
    <style:style style:name="ArialCentered" style:family="paragraph">
      <style:paragraph-properties fo:text-align="center" style:justify-single-word="false"/>
      <style:text-properties fo:color="#000000" style:font-name="Arial" fo:font-size="12pt"/>
    </style:style>
    <style:style style:name="ArialHighlight" style:family="paragraph">
      <style:paragraph-properties fo:text-align="center" style:justify-single-word="false"/>
      <style:text-properties fo:color="#ff0000" style:font-name="Arial" fo:font-size="12pt" fo:font-weight="bold"/>
    </style:style>
    <style:style style:name="ttBlue" style:family="paragraph">
      <style:paragraph-properties fo:text-align="start" style:justify-single-word="false"/>
      <style:text-properties fo:color="#000080" style:font-name="Courier New" fo:font-size="10pt"/>
    </style:style>
    <style:style style:name="ttRed" style:family="paragraph">
      <style:paragraph-properties fo:text-align="start" style:justify-single-word="false"/>
      <style:text-properties fo:color="#800000" style:font-name="Courier New"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ormal" style:family="paragraph">
      <style:paragraph-properties fo:hyphenation-ladder-count="no-limit"/>
      <style:text-properties fo:hyphenate="fals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language="en" fo:country="US" style:font-name-asian="Courier New" style:font-name-complex="Courier New"/>
    </style:style>
    <style:style style:name="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Untitled1" style:family="graphic" style:parent-style-name="Fram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style:style>
    <style:page-layout style:name="Mpm1">
      <style:page-layout-properties fo:page-width="8.2701in" fo:page-height="11.6902in" style:num-format="1" style:print-orientation="portrait" fo:margin-top="0.7874in" fo:margin-bottom="0.7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 of <text:page-count>20</text:page-count></text:p>
      </style:footer>
    </style:master-page>
    <style:master-page style:name="Envelope" style:page-layout-name="Mpm2">
      <style:footer>
        <text:p text:style-name="Footer"/>
      </style:footer>
    </style:master-page>
    <style:master-page style:name="RlandscapePag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07-01-04T09:18:29</meta:creation-date>
    <dc:date>2011-09-15T15:20:34</dc:date>
    <meta:print-date>2010-03-18T10:10:22.61</meta:print-date>
    <dc:language>en-US</dc:language>
    <meta:editing-cycles>427</meta:editing-cycles>
    <meta:editing-duration>P17DT5H12M36S</meta:editing-duration>
    <meta:printed-by>Laurence Kell</meta:printed-by>
    <meta:document-statistic meta:table-count="3" meta:image-count="0" meta:object-count="0" meta:page-count="20" meta:paragraph-count="217" meta:word-count="3726" meta:character-count="24378"/>
    <meta:user-defined meta:name="Info 1"/>
    <meta:user-defined meta:name="Info 2"/>
    <meta:user-defined meta:name="Info 3"/>
    <meta:user-defined meta:name="Info 4"/>
  </office:meta>
</office:document-meta>
</file>